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d63c"/>
    </style:style>
    <style:style style:name="P2" style:family="paragraph" style:parent-style-name="Standard">
      <style:text-properties officeooo:paragraph-rsid="000304c1"/>
    </style:style>
    <style:style style:name="P3" style:family="paragraph" style:parent-style-name="Standard">
      <style:text-properties officeooo:paragraph-rsid="00048411"/>
    </style:style>
    <style:style style:name="P4" style:family="paragraph" style:parent-style-name="Standard">
      <style:text-properties officeooo:paragraph-rsid="0004bea6"/>
    </style:style>
    <style:style style:name="P5" style:family="paragraph" style:parent-style-name="Standard">
      <style:text-properties officeooo:paragraph-rsid="0007cbb6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paragraph-rsid="0001d63c" style:font-style-asian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paragraph-rsid="000304c1" style:font-style-asian="italic"/>
    </style:style>
    <style:style style:name="P8" style:family="paragraph" style:parent-style-name="Standard">
      <style:text-properties fo:language="en" fo:country="GB" officeooo:rsid="0007cbb6" officeooo:paragraph-rsid="0007cbb6"/>
    </style:style>
    <style:style style:name="P9" style:family="paragraph" style:parent-style-name="Standard">
      <style:paragraph-properties fo:margin-left="0.5in" fo:margin-right="0in" fo:text-indent="0in" style:auto-text-indent="false"/>
      <style:text-properties officeooo:paragraph-rsid="0007aea9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officeooo:paragraph-rsid="000a7d63"/>
    </style:style>
    <style:style style:name="P11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1d63c"/>
    </style:style>
    <style:style style:name="P12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304c1"/>
    </style:style>
    <style:style style:name="P13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48411"/>
    </style:style>
    <style:style style:name="P14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7aea9"/>
    </style:style>
    <style:style style:name="P15" style:family="paragraph" style:parent-style-name="List_20_Paragraph" style:list-style-name="WWNum21">
      <style:paragraph-properties fo:margin-top="0in" fo:margin-bottom="0.111in" loext:contextual-spacing="true" fo:line-height="108%"/>
      <style:text-properties officeooo:paragraph-rsid="0004bea6"/>
    </style:style>
    <style:style style:name="P16" style:family="paragraph" style:parent-style-name="List_20_Paragraph" style:list-style-name="WWNum21">
      <style:paragraph-properties fo:margin-top="0in" fo:margin-bottom="0.111in" loext:contextual-spacing="true" fo:line-height="108%"/>
      <style:text-properties officeooo:paragraph-rsid="0005b182"/>
    </style:style>
    <style:style style:name="P17" style:family="paragraph" style:parent-style-name="List_20_Paragraph" style:list-style-name="WWNum20">
      <style:paragraph-properties fo:margin-top="0in" fo:margin-bottom="0.111in" loext:contextual-spacing="true" fo:line-height="108%"/>
      <style:text-properties fo:language="en" fo:country="GB" officeooo:rsid="0007aea9" officeooo:paragraph-rsid="0007aea9"/>
    </style:style>
    <style:style style:name="P18" style:family="paragraph" style:parent-style-name="List_20_Paragraph" style:list-style-name="WWNum20">
      <style:paragraph-properties fo:margin-top="0in" fo:margin-bottom="0.111in" loext:contextual-spacing="true" fo:line-height="108%"/>
      <style:text-properties fo:language="en" fo:country="GB" officeooo:rsid="0007cbb6" officeooo:paragraph-rsid="0007cbb6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fo:font-style="italic" style:text-underline-style="solid" style:text-underline-width="auto" style:text-underline-color="font-color" officeooo:paragraph-rsid="000a7d63" style:font-style-asian="italic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language="en" fo:country="GB" officeooo:rsid="000304c1"/>
    </style:style>
    <style:style style:name="T5" style:family="text">
      <style:text-properties fo:language="en" fo:country="GB" fo:font-style="italic" style:text-underline-style="solid" style:text-underline-width="auto" style:text-underline-color="font-color" officeooo:rsid="000304c1" style:font-style-asian="italic"/>
    </style:style>
    <style:style style:name="T6" style:family="text">
      <style:text-properties fo:language="en" fo:country="GB" fo:font-style="italic" style:text-underline-style="solid" style:text-underline-width="auto" style:text-underline-color="font-color" officeooo:rsid="0004bea6" style:font-style-asian="italic"/>
    </style:style>
    <style:style style:name="T7" style:family="text">
      <style:text-properties fo:language="en" fo:country="GB" fo:font-style="italic" style:text-underline-style="solid" style:text-underline-width="auto" style:text-underline-color="font-color" officeooo:rsid="0007aea9" style:font-style-asian="italic"/>
    </style:style>
    <style:style style:name="T8" style:family="text">
      <style:text-properties fo:language="en" fo:country="GB" fo:font-style="italic" style:text-underline-style="solid" style:text-underline-width="auto" style:text-underline-color="font-color" officeooo:rsid="000a7d63" style:font-style-asian="italic"/>
    </style:style>
    <style:style style:name="T9" style:family="text">
      <style:text-properties fo:language="en" fo:country="GB" fo:font-style="italic" style:text-underline-style="solid" style:text-underline-width="auto" style:text-underline-color="font-color" officeooo:rsid="000c511b" style:font-style-asian="italic"/>
    </style:style>
    <style:style style:name="T10" style:family="text">
      <style:text-properties fo:language="en" fo:country="GB" officeooo:rsid="0004bea6"/>
    </style:style>
    <style:style style:name="T11" style:family="text">
      <style:text-properties fo:language="en" fo:country="GB" officeooo:rsid="0005b182"/>
    </style:style>
    <style:style style:name="T12" style:family="text">
      <style:text-properties fo:language="en" fo:country="GB" officeooo:rsid="0007aea9"/>
    </style:style>
    <style:style style:name="T13" style:family="text">
      <style:text-properties fo:language="en" fo:country="GB" officeooo:rsid="0007cbb6"/>
    </style:style>
    <style:style style:name="T14" style:family="text">
      <style:text-properties fo:language="bg" fo:country="BG" officeooo:rsid="00048411"/>
    </style:style>
    <style:style style:name="T15" style:family="text">
      <style:text-properties officeooo:rsid="0005b182"/>
    </style:style>
    <style:style style:name="T16" style:family="text">
      <style:text-properties officeooo:rsid="0007cb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 cases related to System Authentication:</text:p>
      <text:p text:style-name="P6"/>
      <text:p text:style-name="P1"><text:span text:style-name="T1">Use Case №1:</text:span> Login <text:span text:style-name="T4">like Guest user</text:span><text:line-break/><text:span text:style-name="T1">Primary Actor</text:span><text:span text:style-name="T2">:</text:span> User<text:line-break/><text:span text:style-name="T1">Pre Condition</text:span><text:span text:style-name="T2">:</text:span> Installed browser and active internet connection <text:line-break/><text:span text:style-name="T1">Main scenario</text:span>:</text:p>
      <text:list xml:id="list5407435020370903561" text:style-name="WWNum20">
        <text:list-item>
          <text:p text:style-name="P11">User initiates browser</text:p>
        </text:list-item>
        <text:list-item>
          <text:p text:style-name="P12">User specifies web address </text:p>
        </text:list-item>
        <text:list-item>
          <text:p text:style-name="P12">The user has access to the system</text:p>
          <text:p text:style-name="P11"/>
        </text:list-item>
      </text:list>
      <text:p text:style-name="P1"><text:span text:style-name="T1">Alternate scenario:</text:span><text:line-break/> <text:tab/><text:span text:style-name="T4">The user log in like registration user</text:span></text:p>
      <text:p text:style-name="P1"/>
      <text:p text:style-name="P7"/>
      <text:p text:style-name="P2"><text:span text:style-name="T1">Use Case №</text:span><text:span text:style-name="T5">2</text:span><text:span text:style-name="T1">:</text:span> Login <text:span text:style-name="T4">like Registration user</text:span><text:line-break/><text:span text:style-name="T1">Primary Actor</text:span><text:span text:style-name="T2">:</text:span> User<text:line-break/><text:span text:style-name="T1">Pre Condition</text:span><text:span text:style-name="T2">:</text:span> Installed browser and active internet connection <text:line-break/><text:span text:style-name="T1">Main scenario</text:span>:</text:p>
      <text:list xml:id="list210845272994152" text:continue-numbering="true" text:style-name="WWNum20">
        <text:list-header>
          <text:p text:style-name="P13"><text:span text:style-name="T14">1. </text:span>User initiates browser</text:p>
          <text:p text:style-name="P13"><text:span text:style-name="T14">2. </text:span>User specifies web address </text:p>
          <text:p text:style-name="P12"><text:span text:style-name="T14">3. </text:span>User gives the login and password<text:span text:style-name="T3"> </text:span>( refer to next chapters section “User Screens” )</text:p>
          <text:p text:style-name="P12"><text:span text:style-name="T14">4. </text:span>System does authentication</text:p>
          <text:p text:style-name="P12"><text:span text:style-name="T14">5. </text:span><text:span text:style-name="T4">T</text:span>he usser has access to the system <text:s/><text:span text:style-name="T4">like <text:s/>registration user</text:span></text:p>
        </text:list-header>
      </text:list>
      <text:p text:style-name="P3"><text:span text:style-name="T1">Alternate scenario:</text:span><text:line-break/> <text:s text:c="5"/>4.1 Authorization fails – wrong username/password<text:line-break/> <text:s/><text:tab/><text:tab/>4.1.1 Prompt the user that he typed the username/password wrong<text:line-break/> <text:tab/><text:tab/>4.1.2 Allow him to re-enter the username/password<text:line-break/> <text:tab/>4.2 Authorization fails – forgotten username/password<text:line-break/> <text:tab/><text:tab/>4.2.1 Prompt the user to enter his registered email<text:line-break/> <text:tab/><text:tab/>4.2.2 User receives an email with instructions about his login credentials</text:p>
      <text:p text:style-name="P3"/>
      <text:p text:style-name="P4"><text:span text:style-name="T1">Use Case №</text:span><text:span text:style-name="T6">3</text:span><text:span text:style-name="T2">:</text:span> Change password<text:line-break/><text:span text:style-name="T1">Primary Actor</text:span><text:span text:style-name="T2">:</text:span> User<text:line-break/><text:span text:style-name="T1">Pre Condition</text:span><text:span text:style-name="T2">:</text:span> User logged in <text:line-break/><text:span text:style-name="T1">Main scenario</text:span>:</text:p>
      <text:list xml:id="list9208279261643349285" text:style-name="WWNum21">
        <text:list-item>
          <text:p text:style-name="P15">User goes to <text:span text:style-name="T10">the main page</text:span> located <text:span text:style-name="T10">right side and click link “Your account”</text:span><text:span text:style-name="T3"> (</text:span> refer to next chapters section “User Screens” <text:span text:style-name="T3">)</text:span></text:p>
        </text:list-item>
        <text:list-item>
          <text:p text:style-name="P15">User goes to <text:span text:style-name="T10">menu “Settings”</text:span></text:p>
        </text:list-item>
        <text:list-item>
          <text:p text:style-name="P16">User initiates <text:span text:style-name="T15">field </text:span>“<text:span text:style-name="T11">Old</text:span> Password”, “<text:span text:style-name="T11">New</text:span> Password” <text:span text:style-name="T11">and <text:s/>“”Retype New Password”</text:span></text:p>
        </text:list-item>
        <text:list-item>
          <text:p text:style-name="P15">User provides current password, new password and confirm new password</text:p>
        </text:list-item>
        <text:list-item>
          <text:p text:style-name="P15">System displays message for successful change </text:p>
        </text:list-item>
      </text:list>
      <text:p text:style-name="P9"><text:span text:style-name="T1">Alternate scenario:</text:span><text:line-break/> <text:tab/>4.1 Authorization fails – wrong password<text:line-break/> <text:s/><text:tab/><text:tab/>4.1.1 Prompt the user that he typed the password wrong<text:line-break/> <text:tab/><text:tab/>4.1.2 Allow him to re-enter the password<text:line-break/> <text:tab/>4.2 Authorization fails – new password and confirm new password do not match<text:line-break/> <text:tab/><text:tab/>4.2.1 Prompt the user that new password and confirm new password do not <text:soft-page-break/>match<text:line-break/> <text:tab/><text:tab/>4.2.2 Allow him to re-enter the attributes.<text:line-break/> <text:tab/>4.3 Authorization fails – new password and confirm password are less than 6 chars<text:line-break/> <text:tab/><text:tab/>4.3.1 Prompt the user that password must be at least 6 characters<text:line-break/> <text:tab/><text:tab/>4.3.2 Allow him to re-enter new and confirm password</text:p>
      <text:p text:style-name="P9"/>
      <text:p text:style-name="P9"><text:line-break/> <text:span text:style-name="T1">Use Case №</text:span><text:span text:style-name="T7">4</text:span><text:span text:style-name="T1">:</text:span> <text:span text:style-name="T4">Register as a user</text:span><text:line-break/><text:span text:style-name="T1">Primary Actor</text:span><text:span text:style-name="T2">:</text:span> User<text:line-break/><text:span text:style-name="T1">Pre Condition</text:span><text:span text:style-name="T2">:</text:span> Installed browser and active internet connection <text:line-break/><text:span text:style-name="T1">Main scenario</text:span>:</text:p>
      <text:list xml:id="list210845941735934" text:continue-list="list210845272994152" text:style-name="WWNum20">
        <text:list-header>
          <text:p text:style-name="P14"><text:span text:style-name="T14">1. </text:span>User initiates browser</text:p>
          <text:p text:style-name="P14"><text:span text:style-name="T14">2. </text:span>User specifies web address</text:p>
          <text:p text:style-name="P14"><text:span text:style-name="T12">3. User goes to Sign in </text:span><text:s/>( refer to next chapters section “User Screens” )</text:p>
          <text:p text:style-name="P17">4. User <text:s/>goes to “Create new account”</text:p>
          <text:p text:style-name="P14"><text:span text:style-name="T13">5</text:span><text:span text:style-name="T12">.</text:span><text:span text:style-name="T14"> </text:span>User <text:span text:style-name="T12">e</text:span><text:span text:style-name="T3">nter </text:span><text:span text:style-name="T13">a </text:span><text:span text:style-name="T3">name</text:span></text:p>
          <text:p text:style-name="P18">6. User enter a email</text:p>
          <text:p text:style-name="P17"><text:span text:style-name="T16">7</text:span>. User enter a password</text:p>
          <text:p text:style-name="P14"><text:span text:style-name="T13">8.</text:span><text:span text:style-name="T14"> </text:span><text:span text:style-name="T13">Press “Register” button</text:span></text:p>
          <text:p text:style-name="P14"><text:span text:style-name="T13">9</text:span><text:span text:style-name="T14">. </text:span><text:span text:style-name="T4">T</text:span>he usser has access to the system <text:s/><text:span text:style-name="T4">like <text:s/>registration user</text:span></text:p>
        </text:list-header>
      </text:list>
      <text:p text:style-name="P5"><text:span text:style-name="T1">Alternate scenario:</text:span><text:line-break/> <text:s text:c="6"/><text:span text:style-name="T13">8.1 </text:span>The user choose already registered user name</text:p>
      <text:p text:style-name="P5"><text:s text:c="12"/><text:span text:style-name="T13">8.1.1 The system displays an error message</text:span></text:p>
      <text:p text:style-name="P8"><text:s text:c="12"/>8.1.2 Allow him to re-enter new e-mail</text:p>
      <text:p text:style-name="P9"/>
      <text:p text:style-name="P9"/>
      <text:p text:style-name="P10"><text:s/><text:span text:style-name="T1">Use Case №</text:span><text:span text:style-name="T8">5</text:span><text:span text:style-name="T1">:</text:span></text:p>
      <text:p text:style-name="P19"/>
      <text:p text:style-name="P10"><text:span text:style-name="T1">-</text:span><text:span text:style-name="T9">1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55S</meta:editing-duration>
    <meta:editing-cycles>8</meta:editing-cycles>
    <meta:generator>LibreOffice/5.1.1.3$Windows_X86_64 LibreOffice_project/89f508ef3ecebd2cfb8e1def0f0ba9a803b88a6d</meta:generator>
    <dc:date>2016-04-16T21:08:43.733000000</dc:date>
    <meta:document-statistic meta:table-count="0" meta:image-count="0" meta:object-count="0" meta:page-count="2" meta:paragraph-count="35" meta:word-count="436" meta:character-count="2761" meta:non-whitespace-character-count="2266"/>
    <meta:user-defined meta:name="Info 1"/>
    <meta:user-defined meta:name="Info 2"/>
    <meta:user-defined meta:name="Info 3"/>
    <meta:user-defined meta:name="Info 4"/>
  </office:meta>
</office:document-meta>
</file>